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er">
      <style:text-properties officeooo:rsid="000c2f66" officeooo:paragraph-rsid="000c2f66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5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officeooo:rsid="000c2f66" officeooo:paragraph-rsid="000c2f66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rsid="000c2f66" officeooo:paragraph-rsid="000c2f66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officeooo:paragraph-rsid="000c2f66"/>
    </style:style>
    <style:style style:name="P9" style:family="paragraph" style:parent-style-name="List_20_Paragraph">
      <style:paragraph-properties fo:margin-left="0cm" fo:margin-right="0cm" fo:text-indent="0cm" style:auto-text-indent="false"/>
    </style:style>
    <style:style style:name="P10" style:family="paragraph" style:parent-style-name="Standard">
      <style:text-properties officeooo:paragraph-rsid="000c2f66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officeooo:rsid="000c2f6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 med elkoger</text:h>
      <text:p text:style-name="Standard"><text:bookmark text:name="_GoBack"/>En elkoger er mærket til at bruge 1600W. Elkogerens varmekapacitet svarer til varmekapaciteten af 75 gram vand.</text:p>
      <text:list xml:id="list986746784" text:style-name="WWNum1">
        <text:list-item>
          <text:p text:style-name="P3">Beregn elkogerens varmekapacitet</text:p>
          <text:list>
            <text:list-header>
              <text:p text:style-name="P4"><draw:frame draw:style-name="fr4" draw:name="Object4" text:anchor-type="as-char" svg:y="-0.621cm" svg:width="3.159cm" svg:height="1cm" draw:z-index="3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4"><draw:frame draw:style-name="fr1" draw:name="Object5" text:anchor-type="as-char" svg:y="-0.377cm" svg:width="2.618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header>
          </text:list>
        </text:list-item>
      </text:list>
      <text:p text:style-name="P6"><text:span text:style-name="T1"><draw:frame draw:style-name="fr1" draw:name="Object6" text:anchor-type="as-char" svg:y="-0.621cm" svg:width="5.076cm" svg:height="1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"><text:span text:style-name="T1"><draw:frame draw:style-name="fr1" draw:name="Object7" text:anchor-type="as-char" svg:y="-0.621cm" svg:width="3.057cm" svg:height="1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Standard">Elkogeren fyldes med 1.2 kg vand med en temperatur på 12 <text:s/><draw:frame draw:style-name="fr3" draw:name="Object1" text:anchor-type="as-char" svg:width="0.487cm" svg:height="0.469cm" draw:z-index="0"><draw:object xlink:href="./Object 1" xlink:type="simple" xlink:show="embed" xlink:actuate="onLoad"/><draw:image xlink:href="./ObjectReplacements/Object 1" xlink:type="simple" xlink:show="embed" xlink:actuate="onLoad"/></draw:frame>.<text:line-break/>Antag at nyttevirkningen for elkogeren er 91%.</text:p>
      <text:list xml:id="list25011152180891" text:continue-numbering="true" text:style-name="WWNum1">
        <text:list-item>
          <text:p text:style-name="P3">Hvor lang tid tager det for elkogeren at koge vandet?</text:p>
        </text:list-item>
      </text:list>
      <text:p text:style-name="P9"><draw:frame draw:style-name="fr1" draw:name="Object9" text:anchor-type="as-char" svg:y="-0.377cm" svg:width="3.112cm" svg:height="0.533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draw:name="Object10" text:anchor-type="as-char" svg:y="-0.621cm" svg:width="6.89cm" svg:height="1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<draw:frame draw:style-name="fr1" draw:name="Object11" text:anchor-type="as-char" svg:y="-0.377cm" svg:width="2.245cm" svg:height="0.469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<draw:frame draw:style-name="fr1" draw:name="Object8" text:anchor-type="as-char" svg:y="-0.377cm" svg:width="3.046cm" svg:height="0.483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9"><draw:frame draw:style-name="fr1" draw:name="Object12" text:anchor-type="as-char" svg:y="-0.621cm" svg:width="9.631cm" svg:height="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Fra elkogeren hældes 0,9kg vand over i en tekande af ler der indeholder te. Tekanden vejer 850 gram og har temperaturen 21 <draw:frame draw:style-name="fr3" draw:name="Object2" text:anchor-type="as-char" svg:width="0.487cm" svg:height="0.469cm" draw:z-index="1"><draw:object xlink:href="./Object 2" xlink:type="simple" xlink:show="embed" xlink:actuate="onLoad"/><draw:image xlink:href="./ObjectReplacements/Object 2" xlink:type="simple" xlink:show="embed" xlink:actuate="onLoad"/></draw:frame><text:s/>inden vandet hældes i den. Den specifikke varmekapacitet for ler er 860 <draw:frame draw:style-name="fr2" draw:name="Object3" text:anchor-type="as-char" svg:y="-0.621cm" svg:width="1.08cm" svg:height="1cm" draw:z-index="2"><draw:object xlink:href="./Object 3" xlink:type="simple" xlink:show="embed" xlink:actuate="onLoad"/><draw:image xlink:href="./ObjectReplacements/Object 3" xlink:type="simple" xlink:show="embed" xlink:actuate="onLoad"/></draw:frame>.</text:p>
      <text:list xml:id="list25011308530304" text:continue-numbering="true" text:style-name="WWNum1">
        <text:list-item>
          <text:p text:style-name="P3">Hvad bliver fællestemperaturen af tekanden og vandet, når de er nået termisk ligevægt?</text:p>
        </text:list-item>
      </text:list>
      <text:p text:style-name="P6">Antagelse: <draw:frame draw:style-name="fr1" draw:name="Object14" text:anchor-type="as-char" svg:y="-0.621cm" svg:width="2.697cm" svg:height="1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6"><draw:frame draw:style-name="fr1" draw:name="Object16" text:anchor-type="as-char" svg:y="-0.621cm" svg:width="12.728cm" svg:height="1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6"><draw:frame draw:style-name="fr1" draw:name="Object17" text:anchor-type="as-char" svg:y="-0.621cm" svg:width="12.107cm" svg:height="1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><text:span text:style-name="T2"><draw:frame draw:style-name="fr1" draw:name="Object18" text:anchor-type="as-char" svg:y="-0.621cm" svg:width="1.385cm" svg:height="1cm" draw:z-index="1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8"><draw:frame draw:style-name="fr1" draw:name="Object19" text:anchor-type="as-char" svg:y="-0.684cm" svg:width="8.207cm" svg:height="1.595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8"><text:soft-page-break/><draw:frame draw:style-name="fr1" draw:name="Object20" text:anchor-type="as-char" svg:y="-0.377cm" svg:width="0.002cm" svg:height="0.469cm" draw:z-index="16"><draw:object xlink:href="./Object 20" xlink:type="simple" xlink:show="embed" xlink:actuate="onLoad"/><draw:image xlink:href="./ObjectReplacements/Object 20" xlink:type="simple" xlink:show="embed" xlink:actuate="onLoad"/></draw:frame><draw:frame draw:style-name="fr1" draw:name="Object21" text:anchor-type="as-char" svg:y="-0.684cm" svg:width="7.366cm" svg:height="1.595cm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8"><draw:frame draw:style-name="fr1" draw:name="Object22" text:anchor-type="as-char" svg:y="-0.377cm" svg:width="2.228cm" svg:height="0.533cm" draw:z-index="19"><draw:object xlink:href="./Object 22" xlink:type="simple" xlink:show="embed" xlink:actuate="onLoad"/><draw:image xlink:href="./ObjectReplacements/Object 22" xlink:type="simple" xlink:show="embed" xlink:actuate="onLoad"/></draw:frame></text:p>
      <text:list xml:id="list25011831482311" text:continue-numbering="true" text:style-name="WWNum1">
        <text:list-header>
          <text:p text:style-name="P4"/>
        </text:list-header>
      </text:list>
      <text:p text:style-name="Standard">Teen står nu indtil den igen rammer 21 grader C. For ikke at hælde det ud vil man bruge det til iste, man skal derfor køle det ned til 5 grader C. </text:p>
      <text:list xml:id="list25011263320976" text:continue-numbering="true" text:style-name="WWNum1">
        <text:list-item>
          <text:p text:style-name="P3">Hvor mange gram isterninger skal man bruge for at køle teen ned?</text:p>
        </text:list-item>
      </text:list>
      <text:p text:style-name="P9"><draw:frame draw:style-name="fr1" draw:name="Object23" text:anchor-type="as-char" svg:y="-0.621cm" svg:width="2.902cm" svg:height="1cm" draw:z-index="20"><draw:object xlink:href="./Object 23" xlink:type="simple" xlink:show="embed" xlink:actuate="onLoad"/><draw:image xlink:href="./ObjectReplacements/Object 23" xlink:type="simple" xlink:show="embed" xlink:actuate="onLoad"/></draw:frame></text:p>
      <text:p text:style-name="P9"><draw:frame draw:style-name="fr1" draw:name="Object25" text:anchor-type="as-char" svg:y="-0.377cm" svg:width="0.002cm" svg:height="0.469cm" draw:z-index="21"><draw:object xlink:href="./Object 25" xlink:type="simple" xlink:show="embed" xlink:actuate="onLoad"/><draw:image xlink:href="./ObjectReplacements/Object 25" xlink:type="simple" xlink:show="embed" xlink:actuate="onLoad"/></draw:frame><draw:frame draw:style-name="fr1" draw:name="Object13" text:anchor-type="as-char" svg:y="-0.377cm" svg:width="2.081cm" svg:height="0.469cm" draw:z-index="2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><draw:frame draw:style-name="fr1" draw:name="Object27" text:anchor-type="as-char" svg:y="-0.621cm" svg:width="12.294cm" svg:height="1cm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9"><draw:frame draw:style-name="fr1" draw:name="Object15" text:anchor-type="as-char" svg:y="-0.377cm" svg:width="0.002cm" svg:height="0.469cm" draw:z-index="23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ct24" text:anchor-type="as-char" svg:y="-0.621cm" svg:width="11.467cm" svg:height="1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9"><draw:frame draw:style-name="fr1" draw:name="Object28" text:anchor-type="as-char" svg:y="-0.377cm" svg:width="8.126cm" svg:height="0.533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9"><draw:frame draw:style-name="fr1" draw:name="Object29" text:anchor-type="as-char" svg:y="-0.684cm" svg:width="10.065cm" svg:height="1.595cm" draw:z-index="27"><draw:object xlink:href="./Object 29" xlink:type="simple" xlink:show="embed" xlink:actuate="onLoad"/><draw:image xlink:href="./ObjectReplacements/Object 29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c2f66" officeooo:paragraph-rsid="000c2f66"/>
    </style:style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mon</text:p>
        <text:p text:style-name="MP1">Thei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meta:editing-cycles>6</meta:editing-cycles>
    <meta:creation-date>2019-12-12T06:40:00</meta:creation-date>
    <dc:date>2023-03-23T02:50:09.679794618</dc:date>
    <meta:editing-duration>PT2H16M56S</meta:editing-duration>
    <meta:generator>LibreOffice/7.5.1.2$Linux_X86_64 LibreOffice_project/50$Build-2</meta:generator>
    <meta:document-statistic meta:table-count="0" meta:image-count="0" meta:object-count="28" meta:page-count="2" meta:paragraph-count="33" meta:word-count="161" meta:character-count="899" meta:non-whitespace-character-count="751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i>℃</mi>
    <annotation encoding="StarMath 5.0">℃</annotation>
  </semantics>
</math>
</file>

<file path=Object 10/content.xml><?xml version="1.0" encoding="utf-8"?>
<math xmlns="http://www.w3.org/1998/Math/MathML" display="block">
  <semantics>
    <mrow>
      <mrow>
        <mi>Q</mi>
        <mo stretchy="false">=</mo>
        <mn>4180</mn>
      </mrow>
      <mrow>
        <mfrac>
          <mi>J</mi>
          <mrow>
            <mrow>
              <mi mathvariant="italic">kg</mi>
              <mo stretchy="false">⋅</mo>
              <mi>°</mi>
            </mrow>
            <mi>C</mi>
          </mrow>
        </mfrac>
        <mo stretchy="false">⋅</mo>
        <mn>1,2</mn>
      </mrow>
      <mrow>
        <mi mathvariant="italic">kg</mi>
        <mo stretchy="false">⋅</mo>
        <mrow>
          <mo fence="true" form="prefix" stretchy="false">(</mo>
          <mrow>
            <mrow>
              <mn>100</mn>
              <mi>°</mi>
              <mrow>
                <mi>C</mi>
                <mo stretchy="false">−</mo>
                <mn>12</mn>
              </mrow>
              <mi>°</mi>
              <mi>C</mi>
            </mrow>
          </mrow>
          <mo fence="true" form="postfix" stretchy="false">)</mo>
        </mrow>
      </mrow>
    </mrow>
    <annotation encoding="StarMath 5.0">Q = 4180 {frac {J} {kg cdot °C}} cdot 1,2 kg cdot (100 °C -12 °C)</annotation>
  </semantics>
</math>
</file>

<file path=Object 11/content.xml><?xml version="1.0" encoding="utf-8"?>
<math xmlns="http://www.w3.org/1998/Math/MathML" display="block">
  <semantics>
    <mrow>
      <mrow>
        <mi>Q</mi>
        <mo stretchy="false">=</mo>
        <mn>441408</mn>
      </mrow>
      <mi>J</mi>
    </mrow>
    <annotation encoding="StarMath 5.0">Q = 441408 J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frac>
          <mi>Q</mi>
          <mi>P</mi>
        </mfrac>
        <mo stretchy="false">=</mo>
        <mfrac>
          <mrow>
            <mn>441408</mn>
            <mi>J</mi>
          </mrow>
          <mrow>
            <mn>1600</mn>
            <mi>W</mi>
          </mrow>
        </mfrac>
        <mo stretchy="false">=</mo>
        <mn>275,88</mn>
      </mrow>
      <mrow>
        <mi>s</mi>
        <mo stretchy="false">=</mo>
        <mn>4</mn>
      </mrow>
      <mrow>
        <mi mathvariant="italic">minutter</mi>
        <mo stretchy="false">+</mo>
        <mn>35.88</mn>
      </mrow>
      <mi mathvariant="italic">sekunder</mi>
    </mrow>
    <annotation encoding="StarMath 5.0">t = {frac{Q}{P}} = {frac{441408 J}{1600 W}} = 275,88 s = 4minutter + 35.88 sekunder</annotation>
  </semantics>
</math>
</file>

<file path=Object 13/content.xml><?xml version="1.0" encoding="utf-8"?>
<math xmlns="http://www.w3.org/1998/Math/MathML" display="block">
  <semantics>
    <mrow>
      <mrow>
        <mi>Q</mi>
        <mo stretchy="false">=</mo>
        <mrow>
          <mi>c</mi>
          <mo stretchy="false">⋅</mo>
          <mi>m</mi>
          <mo stretchy="false">⋅</mo>
          <mi mathvariant="normal">Δ</mi>
        </mrow>
      </mrow>
      <mi>T</mi>
    </mrow>
    <annotation encoding="StarMath 5.0">Q = c cdot m cdot %DELTA T</annotation>
  </semantics>
</math>
</file>

<file path=Object 14/content.xml><?xml version="1.0" encoding="utf-8"?>
<math xmlns="http://www.w3.org/1998/Math/MathML" display="block">
  <semantics>
    <mrow>
      <mfrac>
        <mi>J</mi>
        <mrow>
          <mi mathvariant="italic">kg</mi>
          <mi>⋅</mi>
          <mi>K</mi>
        </mrow>
      </mfrac>
      <mo stretchy="false">=</mo>
      <mfrac>
        <mi>J</mi>
        <mrow>
          <mi mathvariant="italic">kg</mi>
          <mi>⋅</mi>
          <mi>°</mi>
          <mi>C</mi>
        </mrow>
      </mfrac>
    </mrow>
    <annotation encoding="StarMath 5.0">{J} over {kg⋅K} = {J} over {kg⋅ °C}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row>
        <msub>
          <mi>Q</mi>
          <mi mathvariant="italic">tekande</mi>
        </msub>
        <mo stretchy="false">=</mo>
        <mrow>
          <msub>
            <mi>c</mi>
            <mi mathvariant="italic">tekande</mi>
          </msub>
          <mo stretchy="false">⋅</mo>
          <msub>
            <mi>m</mi>
            <mi mathvariant="italic">tekande</mi>
          </msub>
          <mo stretchy="false">⋅</mo>
          <mi mathvariant="normal">Δ</mi>
        </mrow>
      </mrow>
      <mrow>
        <mi>T</mi>
        <mo stretchy="false">=</mo>
        <mn>860</mn>
      </mrow>
      <mrow>
        <mfrac>
          <mi>J</mi>
          <mrow>
            <mrow>
              <mi mathvariant="italic">kg</mi>
              <mo stretchy="false">⋅</mo>
              <mi>°</mi>
            </mrow>
            <mi>C</mi>
          </mrow>
        </mfrac>
        <mo stretchy="false">⋅</mo>
        <mn>0,85</mn>
      </mrow>
      <mrow>
        <mrow>
          <mi mathvariant="italic">kg</mi>
          <mo stretchy="false">⋅</mo>
          <mrow>
            <mo fence="true" form="prefix" stretchy="false">(</mo>
            <mrow>
              <mrow>
                <mn>100</mn>
                <mi>°</mi>
                <mrow>
                  <mi>C</mi>
                  <mo stretchy="false">−</mo>
                  <mn>21</mn>
                </mrow>
                <mi>°</mi>
                <mi>C</mi>
              </mrow>
            </mrow>
            <mo fence="true" form="postfix" stretchy="false">)</mo>
          </mrow>
        </mrow>
        <mo stretchy="false">=</mo>
        <mn>57749</mn>
      </mrow>
      <mi>J</mi>
    </mrow>
    <annotation encoding="StarMath 5.0">Q_tekande = c_tekande cdot m_tekande cdot %DELTA T = 860 {frac{J}{kg cdot °C }} cdot 0,85 kg cdot (100 °C - 21 °C) = 57749 {J}</annotation>
  </semantics>
</math>
</file>

<file path=Object 17/content.xml><?xml version="1.0" encoding="utf-8"?>
<math xmlns="http://www.w3.org/1998/Math/MathML" display="block">
  <semantics>
    <mrow>
      <mrow>
        <msub>
          <mi>Q</mi>
          <mi mathvariant="italic">vand</mi>
        </msub>
        <mo stretchy="false">=</mo>
        <mrow>
          <msub>
            <mi>c</mi>
            <mi mathvariant="italic">vand</mi>
          </msub>
          <mo stretchy="false">⋅</mo>
          <msub>
            <mi>m</mi>
            <mi mathvariant="italic">vand</mi>
          </msub>
          <mo stretchy="false">⋅</mo>
          <mi mathvariant="normal">Δ</mi>
        </mrow>
      </mrow>
      <mrow>
        <mi>T</mi>
        <mo stretchy="false">=</mo>
        <mn>4180</mn>
      </mrow>
      <mrow>
        <mfrac>
          <mi>J</mi>
          <mrow>
            <mrow>
              <mi mathvariant="italic">kg</mi>
              <mo stretchy="false">⋅</mo>
              <mi>°</mi>
            </mrow>
            <mi>C</mi>
          </mrow>
        </mfrac>
        <mo stretchy="false">⋅</mo>
        <mn>0,9</mn>
      </mrow>
      <mrow>
        <mrow>
          <mi mathvariant="italic">kg</mi>
          <mo stretchy="false">⋅</mo>
          <mrow>
            <mo fence="true" form="prefix" stretchy="false">(</mo>
            <mrow>
              <mrow>
                <mn>100</mn>
                <mi>°</mi>
                <mrow>
                  <mi>C</mi>
                  <mo stretchy="false">−</mo>
                  <mn>21</mn>
                </mrow>
                <mi>°</mi>
                <mi>C</mi>
              </mrow>
            </mrow>
            <mo fence="true" form="postfix" stretchy="false">)</mo>
          </mrow>
        </mrow>
        <mo stretchy="false">=</mo>
        <mn>297198</mn>
      </mrow>
      <mi>J</mi>
    </mrow>
    <annotation encoding="StarMath 5.0">Q_vand = c_vand cdot m_vand cdot %DELTA T = 4180 {frac{J}{kg cdot °C }} cdot 0,9 kg cdot (100 °C - 21 °C) = 297198 J</annotation>
  </semantics>
</math>
</file>

<file path=Object 18/content.xml><?xml version="1.0" encoding="utf-8"?>
<math xmlns="http://www.w3.org/1998/Math/MathML" display="block">
  <semantics>
    <mrow>
      <mi>T</mi>
      <mo stretchy="false">=</mo>
      <mfrac>
        <mi>Q</mi>
        <mrow>
          <mi>c</mi>
          <mo stretchy="false">⋅</mo>
          <mi>m</mi>
        </mrow>
      </mfrac>
    </mrow>
    <annotation encoding="StarMath 5.0">T = Q over {c cdot m}</annotation>
  </semantics>
</math>
</file>

<file path=Object 19/content.xml><?xml version="1.0" encoding="utf-8"?>
<math xmlns="http://www.w3.org/1998/Math/MathML" display="block">
  <semantics>
    <mrow>
      <mrow>
        <msub>
          <mi>T</mi>
          <mi mathvariant="italic">tekande</mi>
        </msub>
        <mo stretchy="false">=</mo>
        <mfrac>
          <msub>
            <mi>Q</mi>
            <mi mathvariant="italic">tekane</mi>
          </msub>
          <mrow>
            <msub>
              <mi>c</mi>
              <mi mathvariant="italic">tekande</mi>
            </msub>
            <mo stretchy="false">⋅</mo>
            <msub>
              <mi>m</mi>
              <mi mathvariant="italic">tekande</mi>
            </msub>
          </mrow>
        </mfrac>
        <mo stretchy="false">=</mo>
        <mfrac>
          <mrow>
            <mn>57749</mn>
            <mi>J</mi>
          </mrow>
          <mrow>
            <mn>731</mn>
            <mrow>
              <mfrac>
                <mi>J</mi>
                <mrow>
                  <mi>°</mi>
                  <mi>C</mi>
                </mrow>
              </mfrac>
              <mo stretchy="false">⋅</mo>
              <mn>0,85</mn>
            </mrow>
            <mi mathvariant="italic">kg</mi>
          </mrow>
        </mfrac>
        <mo stretchy="false">=</mo>
        <mn>79</mn>
      </mrow>
      <mi>°</mi>
      <mi>C</mi>
    </mrow>
    <annotation encoding="StarMath 5.0">T_tekande = Q_tekane over  {c_tekande cdot m_tekande} = {57749 J} over {731 {frac{J}{°C}} cdot 0,85 kg} = 79 °C</annotation>
  </semantics>
</math>
</file>

<file path=Object 2/content.xml><?xml version="1.0" encoding="utf-8"?>
<math xmlns="http://www.w3.org/1998/Math/MathML" display="block">
  <semantics>
    <mi>℃</mi>
    <annotation encoding="StarMath 5.0">℃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sub>
          <mi>T</mi>
          <mi mathvariant="italic">vand</mi>
        </msub>
        <mo stretchy="false">=</mo>
        <mfrac>
          <msub>
            <mi>Q</mi>
            <mi mathvariant="italic">vand</mi>
          </msub>
          <mrow>
            <msub>
              <mi>c</mi>
              <mi mathvariant="italic">vand</mi>
            </msub>
            <mo stretchy="false">⋅</mo>
            <msub>
              <mi>m</mi>
              <mi mathvariant="italic">vand</mi>
            </msub>
          </mrow>
        </mfrac>
        <mo stretchy="false">=</mo>
        <mfrac>
          <mrow>
            <mn>297198</mn>
            <mi>J</mi>
          </mrow>
          <mrow>
            <mn>3762</mn>
            <mrow>
              <mfrac>
                <mi>J</mi>
                <mrow>
                  <mi>°</mi>
                  <mi>C</mi>
                </mrow>
              </mfrac>
              <mo stretchy="false">⋅</mo>
              <mn>0,9</mn>
            </mrow>
            <mi mathvariant="italic">kg</mi>
          </mrow>
        </mfrac>
        <mo stretchy="false">=</mo>
        <mn>79</mn>
      </mrow>
      <mi>°</mi>
      <mi>C</mi>
    </mrow>
    <annotation encoding="StarMath 5.0">T_vand = Q_vand over {c_vand cdot m_vand} = {297198 J} over {3762 {frac{J}{°C}} cdot 0,9 kg} = 79 °C</annotation>
  </semantics>
</math>
</file>

<file path=Object 22/content.xml><?xml version="1.0" encoding="utf-8"?>
<math xmlns="http://www.w3.org/1998/Math/MathML" display="block">
  <semantics>
    <mrow>
      <msub>
        <mi>T</mi>
        <mi mathvariant="italic">tekande</mi>
      </msub>
      <mo stretchy="false">=</mo>
      <msub>
        <mi>T</mi>
        <mi mathvariant="italic">vand</mi>
      </msub>
    </mrow>
    <annotation encoding="StarMath 5.0">T_tekande = T_vand</annotation>
  </semantics>
</math>
</file>

<file path=Object 23/content.xml><?xml version="1.0" encoding="utf-8"?>
<math xmlns="http://www.w3.org/1998/Math/MathML" display="block">
  <semantics>
    <mrow>
      <mrow>
        <msub>
          <mi>c</mi>
          <mi mathvariant="italic">is</mi>
        </msub>
        <mo stretchy="false">=</mo>
        <mn>2040</mn>
      </mrow>
      <mfrac>
        <mi>J</mi>
        <mrow>
          <mi mathvariant="italic">kg</mi>
          <mi>⋅</mi>
          <mi>°</mi>
          <mi>C</mi>
        </mrow>
      </mfrac>
    </mrow>
    <annotation encoding="StarMath 5.0">c_is = 2040 {J} over {kg⋅ °C}</annotation>
  </semantics>
</math>
</file>

<file path=Object 24/content.xml><?xml version="1.0" encoding="utf-8"?>
<math xmlns="http://www.w3.org/1998/Math/MathML" display="block">
  <semantics>
    <mrow>
      <mrow>
        <msub>
          <mi>Q</mi>
          <mi mathvariant="italic">vand</mi>
        </msub>
        <mo stretchy="false">=</mo>
        <mrow>
          <msub>
            <mi>c</mi>
            <mi mathvariant="italic">vand</mi>
          </msub>
          <mo stretchy="false">⋅</mo>
          <msub>
            <mi>m</mi>
            <mi mathvariant="italic">vand</mi>
          </msub>
          <mo stretchy="false">⋅</mo>
          <mi mathvariant="normal">Δ</mi>
        </mrow>
      </mrow>
      <mrow>
        <mi>T</mi>
        <mo stretchy="false">=</mo>
        <mn>4180</mn>
      </mrow>
      <mrow>
        <mfrac>
          <mi>J</mi>
          <mrow>
            <mrow>
              <mi mathvariant="italic">kg</mi>
              <mo stretchy="false">⋅</mo>
              <mi>°</mi>
            </mrow>
            <mi>C</mi>
          </mrow>
        </mfrac>
        <mo stretchy="false">⋅</mo>
        <mn>0,9</mn>
      </mrow>
      <mrow>
        <mrow>
          <mi mathvariant="italic">kg</mi>
          <mo stretchy="false">⋅</mo>
          <mrow>
            <mo fence="true" form="prefix" stretchy="false">(</mo>
            <mrow>
              <mrow>
                <mn>21</mn>
                <mi>°</mi>
                <mrow>
                  <mi>C</mi>
                  <mo stretchy="false">−</mo>
                  <mn>5</mn>
                </mrow>
                <mi>°</mi>
                <mi>C</mi>
              </mrow>
            </mrow>
            <mo fence="true" form="postfix" stretchy="false">)</mo>
          </mrow>
        </mrow>
        <mo stretchy="false">=</mo>
        <mn>60192</mn>
      </mrow>
      <mi>J</mi>
    </mrow>
    <annotation encoding="StarMath 5.0">Q_vand = c_vand cdot m_vand cdot %DELTA T = 4180 {frac{J}{kg cdot °C }} cdot 0,9 kg cdot (21 °C - 5 °C) = 60192 J</annotation>
  </semantics>
</math>
</file>

<file path=Object 25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row>
        <msub>
          <mi>Q</mi>
          <mi mathvariant="italic">tekande</mi>
        </msub>
        <mo stretchy="false">=</mo>
        <mrow>
          <msub>
            <mi>c</mi>
            <mi mathvariant="italic">tekande</mi>
          </msub>
          <mo stretchy="false">⋅</mo>
          <msub>
            <mi>m</mi>
            <mi mathvariant="italic">tekande</mi>
          </msub>
          <mo stretchy="false">⋅</mo>
          <mi mathvariant="normal">Δ</mi>
        </mrow>
      </mrow>
      <mrow>
        <mi>T</mi>
        <mo stretchy="false">=</mo>
        <mn>860</mn>
      </mrow>
      <mrow>
        <mfrac>
          <mi>J</mi>
          <mrow>
            <mrow>
              <mi mathvariant="italic">kg</mi>
              <mo stretchy="false">⋅</mo>
              <mi>°</mi>
            </mrow>
            <mi>C</mi>
          </mrow>
        </mfrac>
        <mo stretchy="false">⋅</mo>
        <mn>0,85</mn>
      </mrow>
      <mrow>
        <mrow>
          <mi mathvariant="italic">kg</mi>
          <mo stretchy="false">⋅</mo>
          <mrow>
            <mo fence="true" form="prefix" stretchy="false">(</mo>
            <mrow>
              <mrow>
                <mn>21</mn>
                <mi>°</mi>
                <mrow>
                  <mi>C</mi>
                  <mo stretchy="false">−</mo>
                  <mn>5</mn>
                </mrow>
                <mi>°</mi>
                <mi>C</mi>
              </mrow>
            </mrow>
            <mo fence="true" form="postfix" stretchy="false">)</mo>
          </mrow>
        </mrow>
        <mo stretchy="false">=</mo>
        <mn>11696</mn>
      </mrow>
      <mi>J</mi>
    </mrow>
    <annotation encoding="StarMath 5.0">Q_tekande = c_tekande cdot m_tekande cdot %DELTA T = 860 {frac{J}{kg cdot °C }} cdot 0,85 kg cdot (21 °C - 5 °C) = 11696 {J}</annotation>
  </semantics>
</math>
</file>

<file path=Object 28/content.xml><?xml version="1.0" encoding="utf-8"?>
<math xmlns="http://www.w3.org/1998/Math/MathML" display="block">
  <semantics>
    <mrow>
      <mrow>
        <msub>
          <mi>Q</mi>
          <mi mathvariant="italic">te</mi>
        </msub>
        <mo stretchy="false">=</mo>
        <mrow>
          <msub>
            <mi>Q</mi>
            <mi mathvariant="italic">tekande</mi>
          </msub>
          <mo stretchy="false">+</mo>
          <msub>
            <mi>Q</mi>
            <mi mathvariant="italic">vand</mi>
          </msub>
        </mrow>
        <mo stretchy="false">=</mo>
        <mn>11696</mn>
      </mrow>
      <mrow>
        <mi>J</mi>
        <mo stretchy="false">+</mo>
        <mn>60192</mn>
      </mrow>
      <mrow>
        <mi>J</mi>
        <mo stretchy="false">=</mo>
        <mn>71888</mn>
      </mrow>
      <mi>J</mi>
    </mrow>
    <annotation encoding="StarMath 5.0">Q_te = Q_tekande + Q_vand = 11696 J + 60192 J = 71888 J</annotation>
  </semantics>
</math>
</file>

<file path=Object 29/content.xml><?xml version="1.0" encoding="utf-8"?>
<math xmlns="http://www.w3.org/1998/Math/MathML" display="block">
  <semantics>
    <mrow>
      <mrow>
        <msub>
          <mi>m</mi>
          <mi mathvariant="italic">is</mi>
        </msub>
        <mo stretchy="false">=</mo>
        <mfrac>
          <msub>
            <mi>Q</mi>
            <mi mathvariant="italic">te</mi>
          </msub>
          <mrow>
            <mrow>
              <msub>
                <mi>c</mi>
                <mi mathvariant="italic">is</mi>
              </msub>
              <mo stretchy="false">⋅</mo>
              <mi mathvariant="normal">Δ</mi>
            </mrow>
            <mi>T</mi>
          </mrow>
        </mfrac>
        <mo stretchy="false">=</mo>
        <mfrac>
          <mrow>
            <mn>71888</mn>
            <mi>J</mi>
          </mrow>
          <mrow>
            <mn>2040</mn>
            <mrow>
              <mfrac>
                <mi>J</mi>
                <mrow>
                  <mi mathvariant="italic">kg</mi>
                  <mi>⋅</mi>
                  <mi>°</mi>
                  <mi>C</mi>
                </mrow>
              </mfrac>
              <mo stretchy="false">⋅</mo>
              <mrow>
                <mo fence="true" form="prefix" stretchy="false">(</mo>
                <mrow>
                  <mrow>
                    <mn>21</mn>
                    <mi>°</mi>
                    <mrow>
                      <mi>C</mi>
                      <mo stretchy="false">−</mo>
                      <mn>5</mn>
                    </mrow>
                    <mi>°</mi>
                    <mi>C</mi>
                  </mrow>
                </mrow>
                <mo fence="true" form="postfix" stretchy="false">)</mo>
              </mrow>
            </mrow>
          </mrow>
        </mfrac>
        <mo stretchy="false">=</mo>
        <mn>2,20245098</mn>
      </mrow>
      <mi mathvariant="italic">kg</mi>
    </mrow>
    <annotation encoding="StarMath 5.0">m_is = Q_te over {c_is cdot %DELTA T} = {71888 J} over {2040 {J} over {kg⋅ °C} cdot (21 °C - 5 °C)} = 2,20245098 kg</annotation>
  </semantics>
</math>
</file>

<file path=Object 3/content.xml><?xml version="1.0" encoding="utf-8"?>
<math xmlns="http://www.w3.org/1998/Math/MathML" display="block">
  <semantics>
    <mfrac>
      <mi>J</mi>
      <mrow>
        <mi mathvariant="italic">kg</mi>
        <mi>⋅</mi>
        <mi>K</mi>
      </mrow>
    </mfrac>
    <annotation encoding="StarMath 5.0">{J} over {kg⋅K}</annotation>
  </semantics>
</math>
</file>

<file path=Object 4/content.xml><?xml version="1.0" encoding="utf-8"?>
<math xmlns="http://www.w3.org/1998/Math/MathML" display="block">
  <semantics>
    <mrow>
      <mrow>
        <msub>
          <mi>c</mi>
          <mi mathvariant="italic">vand</mi>
        </msub>
        <mo stretchy="false">=</mo>
        <mn>4180</mn>
      </mrow>
      <mfrac>
        <mi>J</mi>
        <mrow>
          <mrow>
            <mi mathvariant="italic">kg</mi>
            <mo stretchy="false">⋅</mo>
            <mi>°</mi>
          </mrow>
          <mi>C</mi>
        </mrow>
      </mfrac>
    </mrow>
    <annotation encoding="StarMath 5.0">c_vand = 4180 frac {J} {kg cdot °C}</annotation>
  </semantics>
</math>
</file>

<file path=Object 5/content.xml><?xml version="1.0" encoding="utf-8"?>
<math xmlns="http://www.w3.org/1998/Math/MathML" display="block">
  <semantics>
    <mrow>
      <msub>
        <mi>C</mi>
        <mi mathvariant="italic">elkoger</mi>
      </msub>
      <mo stretchy="false">=</mo>
      <mrow>
        <msub>
          <mi>c</mi>
          <mi mathvariant="italic">vand</mi>
        </msub>
        <mo stretchy="false">⋅</mo>
        <mi>m</mi>
      </mrow>
    </mrow>
    <annotation encoding="StarMath 5.0">C_elkoger = c_vand cdot m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elkoger</mi>
        </msub>
        <mo stretchy="false">=</mo>
        <mn>4180</mn>
      </mrow>
      <mrow>
        <mfrac>
          <mi>J</mi>
          <mrow>
            <mrow>
              <mi mathvariant="italic">kg</mi>
              <mo stretchy="false">⋅</mo>
              <mi>°</mi>
            </mrow>
            <mi>C</mi>
          </mrow>
        </mfrac>
        <mo stretchy="false">⋅</mo>
        <mn>0,075</mn>
      </mrow>
      <mi mathvariant="italic">kg</mi>
    </mrow>
    <annotation encoding="StarMath 5.0">C_elkoger = 4180 {frac{J}{kg cdot °C}} cdot 0,075 kg</annotation>
  </semantics>
</math>
</file>

<file path=Object 7/content.xml><?xml version="1.0" encoding="utf-8"?>
<math xmlns="http://www.w3.org/1998/Math/MathML" display="block">
  <semantics>
    <mrow>
      <mrow>
        <msub>
          <mi>C</mi>
          <mi mathvariant="italic">elkoger</mi>
        </msub>
        <mo stretchy="false">=</mo>
        <mn>313,5</mn>
      </mrow>
      <mfrac>
        <mi>J</mi>
        <mrow>
          <mi>°</mi>
          <mi>C</mi>
        </mrow>
      </mfrac>
    </mrow>
    <annotation encoding="StarMath 5.0">C_elkoger = 313,5 {frac{J}{°C}}</annotation>
  </semantics>
</math>
</file>

<file path=Object 8/content.xml><?xml version="1.0" encoding="utf-8"?>
<math xmlns="http://www.w3.org/1998/Math/MathML" display="block">
  <semantics>
    <mrow>
      <mi>Q</mi>
      <mrow>
        <mrow>
          <mo fence="true" form="prefix" stretchy="false">[</mo>
          <mrow>
            <mi>J</mi>
          </mrow>
          <mo fence="true" form="postfix" stretchy="false">]</mo>
        </mrow>
        <mo stretchy="false">=</mo>
        <mi>P</mi>
      </mrow>
      <mrow>
        <mrow>
          <mo fence="true" form="prefix" stretchy="false">[</mo>
          <mrow>
            <mi>W</mi>
          </mrow>
          <mo fence="true" form="postfix" stretchy="false">]</mo>
        </mrow>
        <mo stretchy="false">⋅</mo>
        <mi>t</mi>
      </mrow>
      <mrow>
        <mo fence="true" form="prefix" stretchy="false">[</mo>
        <mrow>
          <mi>s</mi>
        </mrow>
        <mo fence="true" form="postfix" stretchy="false">]</mo>
      </mrow>
    </mrow>
    <annotation encoding="StarMath 5.0">Q [J] = P [W] cdot t [s]</annotation>
  </semantics>
</math>
</file>

<file path=Object 9/content.xml><?xml version="1.0" encoding="utf-8"?>
<math xmlns="http://www.w3.org/1998/Math/MathML" display="block">
  <semantics>
    <mrow>
      <mrow>
        <mi>Q</mi>
        <mo stretchy="false">=</mo>
        <mrow>
          <msub>
            <mi>c</mi>
            <mi mathvariant="italic">vand</mi>
          </msub>
          <mo stretchy="false">⋅</mo>
          <msub>
            <mi>m</mi>
            <mi mathvariant="italic">vand</mi>
          </msub>
          <mo stretchy="false">⋅</mo>
          <mi mathvariant="normal">Δ</mi>
        </mrow>
      </mrow>
      <mi>T</mi>
    </mrow>
    <annotation encoding="StarMath 5.0">Q = c_vand cdot m_vand cdot %DELTA T</annotation>
  </semantics>
</math>
</file>